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9377" officeooo:paragraph-rsid="001993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hmdg,d 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5T19:21:44.288000000</meta:creation-date>
    <dc:date>2019-11-15T19:22:08.077000000</dc:date>
    <meta:editing-duration>PT24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6.3.2.2$Windows_X86_64 LibreOffice_project/98b30e735bda24bc04ab42594c85f7fd8be07b9c</meta:generator>
  </office:meta>
</office:document-meta>
</file>